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GState.toPD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GStat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DFGState.appendVal( StringBuffer sb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GSta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State.setAlpha( float val , boolean fi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GState.addValues( PDFG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State.addValues( Map v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